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style:text-underline-style="solid" style:text-underline-width="auto" style:text-underline-color="font-color" fo:font-weight="bold" officeooo:rsid="0015ef5a" officeooo:paragraph-rsid="0015ef5a" style:font-weight-asian="bold" style:font-weight-complex="bold"/>
    </style:style>
    <style:style style:name="P2" style:family="paragraph" style:parent-style-name="Standard">
      <style:text-properties fo:color="#ce181e" style:text-underline-style="solid" style:text-underline-width="auto" style:text-underline-color="font-color" fo:font-weight="bold" officeooo:rsid="00176c93" officeooo:paragraph-rsid="00176c93" style:font-weight-asian="bold" style:font-weight-complex="bold"/>
    </style:style>
    <style:style style:name="P3" style:family="paragraph" style:parent-style-name="Standard">
      <style:text-properties fo:color="#ce181e" style:text-underline-style="solid" style:text-underline-width="auto" style:text-underline-color="font-color" fo:font-weight="bold" officeooo:rsid="001aa6cc" officeooo:paragraph-rsid="001aa6cc" style:font-weight-asian="bold" style:font-weight-complex="bold"/>
    </style:style>
    <style:style style:name="P4" style:family="paragraph" style:parent-style-name="Standard">
      <style:text-properties fo:color="#ce181e" style:text-underline-style="none" fo:font-weight="bold" officeooo:rsid="0015ef5a" officeooo:paragraph-rsid="0015ef5a" style:font-weight-asian="bold" style:font-weight-complex="bold"/>
    </style:style>
    <style:style style:name="P5" style:family="paragraph" style:parent-style-name="Standard" style:list-style-name="L1">
      <style:text-properties fo:color="#ce181e" style:text-underline-style="none" fo:font-weight="bold" officeooo:rsid="0015ef5a" officeooo:paragraph-rsid="0015ef5a" style:font-weight-asian="bold" style:font-weight-complex="bold"/>
    </style:style>
    <style:style style:name="P6" style:family="paragraph" style:parent-style-name="Standard">
      <style:text-properties fo:color="#ce181e" style:text-underline-style="none" fo:font-weight="bold" officeooo:rsid="001da752" officeooo:paragraph-rsid="001da752" style:font-weight-asian="bold" style:font-weight-complex="bold"/>
    </style:style>
    <style:style style:name="P7" style:family="paragraph" style:parent-style-name="Standard" style:list-style-name="L1">
      <style:text-properties fo:color="#182f7c" style:text-underline-style="none" fo:font-weight="bold" officeooo:rsid="0015ef5a" officeooo:paragraph-rsid="0015ef5a" style:font-weight-asian="bold" style:font-weight-complex="bold"/>
    </style:style>
    <style:style style:name="P8" style:family="paragraph" style:parent-style-name="Standard">
      <style:text-properties fo:color="#182f7c" style:text-underline-style="none" fo:font-weight="bold" officeooo:rsid="0015ef5a" officeooo:paragraph-rsid="0015ef5a" style:font-weight-asian="bold" style:font-weight-complex="bold"/>
    </style:style>
    <style:style style:name="P9" style:family="paragraph" style:parent-style-name="Standard" style:list-style-name="L2">
      <style:text-properties fo:color="#182f7c" style:text-underline-style="none" fo:font-weight="bold" officeooo:rsid="0018f694" officeooo:paragraph-rsid="0018f694" style:font-weight-asian="bold" style:font-weight-complex="bold"/>
    </style:style>
    <style:style style:name="P10" style:family="paragraph" style:parent-style-name="Standard">
      <style:text-properties fo:color="#182f7c" style:text-underline-style="none" fo:font-weight="bold" officeooo:rsid="001aa6cc" officeooo:paragraph-rsid="001aa6cc" style:font-weight-asian="bold" style:font-weight-complex="bold"/>
    </style:style>
    <style:style style:name="P11" style:family="paragraph" style:parent-style-name="Standard" style:list-style-name="L3">
      <style:text-properties fo:color="#680059" style:text-underline-style="none" fo:font-weight="bold" officeooo:rsid="0018f694" officeooo:paragraph-rsid="0018f694" style:font-weight-asian="bold" style:font-weight-complex="bold"/>
    </style:style>
    <style:style style:name="P12" style:family="paragraph" style:parent-style-name="Standard">
      <style:text-properties fo:color="#680059" style:text-underline-style="none" fo:font-weight="bold" officeooo:rsid="0018f694" officeooo:paragraph-rsid="0018f694" style:font-weight-asian="bold" style:font-weight-complex="bold"/>
    </style:style>
    <style:style style:name="P13" style:family="paragraph" style:parent-style-name="Standard" style:list-style-name="L4">
      <style:text-properties fo:color="#680059" style:text-underline-style="none" fo:font-weight="bold" officeooo:rsid="001aa6cc" officeooo:paragraph-rsid="001aa6cc" style:font-weight-asian="bold" style:font-weight-complex="bold"/>
    </style:style>
    <style:style style:name="P14" style:family="paragraph" style:parent-style-name="Standard">
      <style:text-properties fo:color="#680059" style:text-underline-style="none" fo:font-weight="bold" officeooo:rsid="001aa6cc" officeooo:paragraph-rsid="001aa6cc" style:font-weight-asian="bold" style:font-weight-complex="bold"/>
    </style:style>
    <style:style style:name="P15" style:family="paragraph" style:parent-style-name="Standard">
      <style:text-properties fo:color="#680059" style:font-name="Liberation Serif" officeooo:rsid="001aa6cc" officeooo:paragraph-rsid="001aa6cc"/>
    </style:style>
    <style:style style:name="P16" style:family="paragraph" style:parent-style-name="Standard">
      <style:text-properties fo:color="#680059" style:text-underline-style="solid" style:text-underline-width="auto" style:text-underline-color="font-color" fo:font-weight="bold" officeooo:rsid="001baf4a" officeooo:paragraph-rsid="001baf4a" style:font-weight-asian="bold" style:font-weight-complex="bold"/>
    </style:style>
    <style:style style:name="P17" style:family="paragraph" style:parent-style-name="Standard" style:list-style-name="L5">
      <style:text-properties officeooo:paragraph-rsid="001aa6cc"/>
    </style:style>
    <style:style style:name="P18" style:family="paragraph" style:parent-style-name="Standard" style:list-style-name="L5">
      <style:text-properties officeooo:rsid="001aa6cc" officeooo:paragraph-rsid="001aa6cc"/>
    </style:style>
    <style:style style:name="P19" style:family="paragraph" style:parent-style-name="Standard">
      <style:text-properties officeooo:rsid="001aa6cc" officeooo:paragraph-rsid="001aa6cc"/>
    </style:style>
    <style:style style:name="P20" style:family="paragraph" style:parent-style-name="Standard">
      <style:text-properties fo:color="#00864b" officeooo:rsid="001aa6cc" officeooo:paragraph-rsid="001aa6cc"/>
    </style:style>
    <style:style style:name="P21" style:family="paragraph" style:parent-style-name="Standard">
      <style:text-properties fo:color="#00864b" style:font-name="Liberation Serif" officeooo:rsid="001aa6cc" officeooo:paragraph-rsid="001aa6cc"/>
    </style:style>
    <style:style style:name="P22" style:family="paragraph" style:parent-style-name="Standard">
      <style:text-properties style:font-name="Liberation Serif" officeooo:rsid="001aa6cc" officeooo:paragraph-rsid="001aa6cc"/>
    </style:style>
    <style:style style:name="P23" style:family="paragraph" style:parent-style-name="Standard">
      <style:text-properties fo:color="#610506" officeooo:rsid="001baf4a" officeooo:paragraph-rsid="001baf4a"/>
    </style:style>
    <style:style style:name="P24" style:family="paragraph" style:parent-style-name="Standard">
      <style:text-properties fo:color="#610506" style:font-name="Liberation Serif" officeooo:rsid="001baf4a" officeooo:paragraph-rsid="001baf4a"/>
    </style:style>
    <style:style style:name="P25" style:family="paragraph" style:parent-style-name="Standard">
      <style:text-properties fo:color="#33002b" style:text-underline-style="solid" style:text-underline-width="auto" style:text-underline-color="font-color" fo:font-weight="bold" officeooo:rsid="001baf4a" officeooo:paragraph-rsid="001baf4a" style:font-weight-asian="bold" style:font-weight-complex="bold"/>
    </style:style>
    <style:style style:name="P26" style:family="paragraph" style:parent-style-name="Standard">
      <style:text-properties fo:color="#000080" style:text-underline-style="none" fo:font-weight="bold" officeooo:rsid="001baf4a" officeooo:paragraph-rsid="001baf4a" style:font-weight-asian="bold" style:font-weight-complex="bold"/>
    </style:style>
    <style:style style:name="P27" style:family="paragraph" style:parent-style-name="Standard">
      <style:text-properties fo:color="#000080" style:text-underline-style="none" fo:font-weight="bold" officeooo:rsid="001bbf2b" officeooo:paragraph-rsid="001bbf2b" style:font-weight-asian="bold" style:font-weight-complex="bold"/>
    </style:style>
    <style:style style:name="P28" style:family="paragraph" style:parent-style-name="Standard">
      <style:text-properties fo:color="#000080" style:text-underline-style="none" fo:font-weight="bold" officeooo:rsid="001da752" officeooo:paragraph-rsid="001da752" style:font-weight-asian="bold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officeooo:rsid="001aa6cc"/>
    </style:style>
    <style:style style:name="T3" style:family="text">
      <style:text-properties fo:color="#ce181e" officeooo:rsid="001bbf2b"/>
    </style:style>
    <style:style style:name="T4" style:family="text">
      <style:text-properties fo:color="#ce181e" officeooo:rsid="001da752"/>
    </style:style>
    <style:style style:name="T5" style:family="text">
      <style:text-properties fo:color="#182f7c"/>
    </style:style>
    <style:style style:name="T6" style:family="text">
      <style:text-properties fo:color="#182f7c" officeooo:rsid="001aa6cc"/>
    </style:style>
    <style:style style:name="T7" style:family="text">
      <style:text-properties fo:color="#182f7c" style:text-underline-style="none" fo:font-weight="bold" style:font-weight-asian="bold" style:font-weight-complex="bold"/>
    </style:style>
    <style:style style:name="T8" style:family="text">
      <style:text-properties fo:color="#182f7c" style:text-underline-style="none" fo:font-weight="bold" officeooo:rsid="001aa6cc" style:font-weight-asian="bold" style:font-weight-complex="bold"/>
    </style:style>
    <style:style style:name="T9" style:family="text">
      <style:text-properties fo:font-variant="normal" fo:text-transform="none" fo:color="#182f7c" style:font-name="apple-system" fo:font-size="12pt" fo:letter-spacing="normal" fo:font-style="normal" style:text-underline-style="none" fo:font-weight="bold" style:font-weight-asian="bold" style:font-weight-complex="bold"/>
    </style:style>
    <style:style style:name="T10" style:family="text">
      <style:text-properties fo:font-variant="normal" fo:text-transform="none" fo:color="#182f7c" style:font-name="apple-system" fo:font-size="12pt" fo:letter-spacing="normal" fo:font-style="normal" style:text-underline-style="none" fo:font-weight="bold" officeooo:rsid="001aa6cc" style:font-weight-asian="bold" style:font-weight-complex="bold"/>
    </style:style>
    <style:style style:name="T11" style:family="text">
      <style:text-properties fo:font-variant="normal" fo:text-transform="none" fo:color="#182f7c" style:font-name="Liberation Serif" fo:font-size="12pt" fo:letter-spacing="normal" fo:font-style="normal" style:text-underline-style="none" fo:font-weight="bold" officeooo:rsid="001aa6cc" style:font-weight-asian="bold" style:font-weight-complex="bold"/>
    </style:style>
    <style:style style:name="T12" style:family="text">
      <style:text-properties fo:font-variant="normal" fo:text-transform="none" fo:color="#182f7c" fo:font-size="12pt" fo:letter-spacing="normal" fo:font-style="normal" style:text-underline-style="none" fo:font-weight="bold" style:font-weight-asian="bold" style:font-weight-complex="bold"/>
    </style:style>
    <style:style style:name="T13" style:family="text">
      <style:text-properties fo:font-variant="normal" fo:text-transform="none" style:font-name="apple-system" fo:font-size="12pt" fo:letter-spacing="normal" fo:font-style="normal" style:text-underline-style="none" fo:font-weight="bold" style:font-weight-asian="bold" style:font-weight-complex="bold"/>
    </style:style>
    <style:style style:name="T14" style:family="text">
      <style:text-properties fo:font-variant="normal" fo:text-transform="none" fo:font-size="12pt" fo:letter-spacing="normal" fo:font-style="normal" style:text-underline-style="none" fo:font-weight="bold" style:font-weight-asian="bold" style:font-weight-complex="bold"/>
    </style:style>
    <style:style style:name="T15" style:family="text">
      <style:text-properties fo:color="#610506"/>
    </style:style>
    <style:style style:name="T16" style:family="text">
      <style:text-properties officeooo:rsid="001bbf2b"/>
    </style:style>
    <style:style style:name="T17" style:family="text">
      <style:text-properties officeooo:rsid="001da7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evert a change</text:p>
      <text:p text:style-name="P4"/>
      <text:list xml:id="list1375867727" text:style-name="L1">
        <text:list-item>
          <text:p text:style-name="P7">First type <text:span text:style-name="T1">git log</text:span></text:p>
        </text:list-item>
        <text:list-item>
          <text:p text:style-name="P7">Get the hash id of the particular change you want to revert <text:s/>and type </text:p>
          <text:p text:style-name="P5">git revert &lt;particular hash&gt;</text:p>
        </text:list-item>
        <text:list-item>
          <text:p text:style-name="P7">type a git log , then you can see revert commit <text:s/>there.</text:p>
        </text:list-item>
      </text:list>
      <text:p text:style-name="P8"/>
      <text:p text:style-name="P2">Git rebase command</text:p>
      <text:p text:style-name="P2"/>
      <text:list xml:id="list3492400679" text:style-name="L2">
        <text:list-item>
          <text:p text:style-name="P9">Go to the branch where you want to do changes .</text:p>
        </text:list-item>
      </text:list>
      <text:list xml:id="list2381292910" text:style-name="L3">
        <text:list-item>
          <text:p text:style-name="P11">In my case here I switched to the branch feature/SuccessFactor_userName</text:p>
        </text:list-item>
      </text:list>
      <text:p text:style-name="P12"><text:span text:style-name="T5"/></text:p>
      <text:p text:style-name="P12"><text:span text:style-name="T5"><text:tab/>2. </text:span><text:span text:style-name="T6">then type </text:span><text:span text:style-name="T2">git rebase master</text:span><text:span text:style-name="T1"> </text:span></text:p>
      <text:list xml:id="list3336575948" text:style-name="L4">
        <text:list-item>
          <text:p text:style-name="P13">you may get conflicts here. Resolve them and add them.</text:p>
        </text:list-item>
      </text:list>
      <text:p text:style-name="P14"/>
      <text:p text:style-name="P14"/>
      <text:p text:style-name="P3">For a release </text:p>
      <text:p text:style-name="P3"/>
      <text:list xml:id="list3160280643" text:style-name="L5">
        <text:list-item>
          <text:p text:style-name="P17"><text:span text:style-name="T8">First go inside to the particular folder(Be inside the correct branch that you want to perform a release)</text:span></text:p>
        </text:list-item>
        <text:list-item>
          <text:p text:style-name="P18"><text:span text:style-name="T7">Then break a release branch from it</text:span></text:p>
        </text:list-item>
        <text:list-item>
          <text:p text:style-name="P17"><text:span text:style-name="T8">Then execute the </text:span><text:span text:style-name="T9"><text:s/>maven release prepare </text:span><text:span text:style-name="T10">command</text:span></text:p>
        </text:list-item>
        <text:list-item>
          <text:p text:style-name="P17"><text:span text:style-name="T11">Then</text:span><text:span text:style-name="T10"> </text:span><text:span text:style-name="T9">execute maven release perform</text:span><text:span text:style-name="T10"> command</text:span></text:p>
        </text:list-item>
      </text:list>
      <text:p text:style-name="P20"><text:span text:style-name="T13">Eg:-</text:span></text:p>
      <text:p text:style-name="P19"><text:span text:style-name="T9"/></text:p>
      <text:p text:style-name="P24"><text:span text:style-name="T14">1)</text:span></text:p>
      <text:p text:style-name="P21"><text:span text:style-name="T14">git checkout -b release-SuccessFactorsSyncMCLaborWorkPermitData-1.2.1</text:span></text:p>
      <text:p text:style-name="P22"><text:span text:style-name="T12"/></text:p>
      <text:p text:style-name="P22"><text:span text:style-name="T12">mvn --batch-mode release:prepare -Dtag=SuccessFactorsSyncMCLaborWorkPermitData-1.2.1 -DreleaseVersion=1.2.1 -DdevelopmentVersion=1.2.2-SNAPSHOT</text:span></text:p>
      <text:p text:style-name="P22"><text:span text:style-name="T12"/></text:p>
      <text:p text:style-name="P15"><text:span text:style-name="T14">mvn release:perform</text:span></text:p>
      <text:p text:style-name="P19"><text:span text:style-name="T9"/></text:p>
      <text:p text:style-name="P23"><text:span text:style-name="T13">#############################################</text:span></text:p>
      <text:p text:style-name="P24"><text:span text:style-name="T14">2)</text:span></text:p>
      <text:p text:style-name="P21"><text:span text:style-name="T14">git checkout -b release-SuccessFactorsSyncMCLabourData-1.2.1</text:span></text:p>
      <text:p text:style-name="P22"><text:span text:style-name="T12"/></text:p>
      <text:p text:style-name="P22"><text:span text:style-name="T12">mvn --batch-mode release:prepare -Dtag=SuccessFactorsSyncMCLabourData-1.2.1 -DreleaseVersion=1.2.1 -DdevelopmentVersion=1.2.2-SNAPSHOT</text:span></text:p>
      <text:p text:style-name="P22"><text:span text:style-name="T12"/></text:p>
      <text:p text:style-name="P15"><text:span text:style-name="T14">mvn release:perform</text:span></text:p>
      <text:p text:style-name="P19"><text:span text:style-name="T9"/></text:p>
      <text:p text:style-name="P10"/>
      <text:p text:style-name="P25">Refer the following link for more details. </text:p>
      <text:p text:style-name="P25"/>
      <text:p text:style-name="P16"><text:a xlink:type="simple" xlink:href="https://novigi.atlassian.net/wiki/spaces/NCI/pages/702906587/Git-based+Development+Strategy" text:style-name="Internet_20_link" text:visited-style-name="Visited_20_Internet_20_Link"><text:span text:style-name="T15">https://novigi.atlassian.net/wiki/spaces/NCI/pages/702906587/Git-based+Development+Strategy</text:span></text:a></text:p>
      <text:p text:style-name="P16"/>
      <text:p text:style-name="P16"/>
      <text:p text:style-name="P16"/>
      <text:p text:style-name="P16"/>
      <text:p text:style-name="P16"/>
      <text:p text:style-name="P25"><text:soft-page-break/>Commands when you mistakenly added a wrong username or password for the git hub</text:p>
      <text:p text:style-name="P25"/>
      <text:p text:style-name="P26">1)<text:span text:style-name="T16">type </text:span><text:span text:style-name="T3">git status</text:span><text:span text:style-name="T16"> and get the modified file names. By using the rm command delete those files as follows.</text:span></text:p>
      <text:p text:style-name="P26"/>
      <text:p text:style-name="P27">Eg:- <text:span text:style-name="T1">rm &lt;file01&gt; &lt;file02&gt; &lt;file 03&gt; &lt;file 04&gt;</text:span></text:p>
      <text:p text:style-name="P26"/>
      <text:p text:style-name="P26"/>
      <text:p text:style-name="P26">2)<text:span text:style-name="T16">Then again type a git status and see whether there is more changes or not.(working tree should be clean)</text:span></text:p>
      <text:p text:style-name="P26"/>
      <text:p text:style-name="P26"/>
      <text:p text:style-name="P26">3)<text:span text:style-name="T17">Check the branch you are currently in using <text:s/></text:span><text:span text:style-name="T4">git branch</text:span><text:span text:style-name="T17"> command and switch to the correct branch(where you did changes)</text:span></text:p>
      <text:p text:style-name="P26"/>
      <text:p text:style-name="P26"/>
      <text:p text:style-name="P26">4)<text:span text:style-name="T17">Delete the branch you created wong.</text:span></text:p>
      <text:p text:style-name="P26"/>
      <text:p text:style-name="P6">Git branch -D &lt;branch name&gt;</text:p>
      <text:p text:style-name="P26"/>
      <text:p text:style-name="P26"/>
      <text:p text:style-name="P26">5)<text:span text:style-name="T17">Go to the remote repo and delete that branch from there too.(go to Branches and delete the branch )</text:span></text:p>
      <text:p text:style-name="P26"/>
      <text:p text:style-name="P26"/>
      <text:p text:style-name="P26">6)<text:span text:style-name="T17">Now delete the created tag locally by typing </text:span><text:span text:style-name="T4">git tag -d &lt;tag_name&gt;</text:span></text:p>
      <text:p text:style-name="P26"><text:span text:style-name="T4"/></text:p>
      <text:p text:style-name="P28">7) <text:s/>Now delete the remote tag name by typing <text:span text:style-name="T1">git push --delete origin &lt;tag name&gt;</text:span></text:p>
      <text:p text:style-name="P28"><text:span text:style-name="T1"/></text:p>
      <text:p text:style-name="P28"><text:span text:style-name="T1"/></text:p>
      <text:p text:style-name="P28"><text:span text:style-name="T1">Now you have come to the previous state. Go again from step one in a release process by braking a release bran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54:20.017603697</meta:creation-date>
    <meta:generator>LibreOffice/6.0.7.3$Linux_X86_64 LibreOffice_project/00m0$Build-3</meta:generator>
    <dc:date>2021-04-07T12:20:21.090063854</dc:date>
    <meta:editing-duration>PT10M49S</meta:editing-duration>
    <meta:editing-cycles>1</meta:editing-cycles>
    <meta:document-statistic meta:table-count="0" meta:image-count="0" meta:object-count="0" meta:page-count="2" meta:paragraph-count="38" meta:word-count="327" meta:character-count="2181" meta:non-whitespace-character-count="1895"/>
  </office:meta>
</office:document-meta>
</file>